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24-02-14 17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2296" calcext:value-type="float">
            <text:p>125.812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22-11-18 16:2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1208" calcext:value-type="float">
            <text:p>126.251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20-11-19 21:4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1872" calcext:value-type="float">
            <text:p>126.9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19-11-21 15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18-11-06 22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55992" calcext:value-type="float">
            <text:p>121.855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17-11-13 19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7992" calcext:value-type="float">
            <text:p>121.27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16-11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29" calcext:value-type="float">
            <text:p>117.729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14-1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692656" calcext:value-type="float">
            <text:p>128.6926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12-11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482344" calcext:value-type="float">
            <text:p>128.482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10-1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28" calcext:value-type="float">
            <text:p>121.49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8-1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945896" calcext:value-type="float">
            <text:p>127.945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7-1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6232" calcext:value-type="float">
            <text:p>123.776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6-1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5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73256" calcext:value-type="float">
            <text:p>115.7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4-11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294416" calcext:value-type="float">
            <text:p>112.294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3-11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79708" calcext:value-type="float">
            <text:p>113.797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2-11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67696" calcext:value-type="float">
            <text:p>111.867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1-1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2.3188" calcext:value-type="float">
            <text:p>112.3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2000-11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5192" calcext:value-type="float">
            <text:p>115.5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98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91672" calcext:value-type="float">
            <text:p>110.91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96-1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412544" calcext:value-type="float">
            <text:p>103.41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94-06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04536" calcext:value-type="float">
            <text:p>94.20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93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761808" calcext:value-type="float">
            <text:p>96.76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93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10116" calcext:value-type="float">
            <text:p>93.101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9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0136" calcext:value-type="float">
            <text:p>94.70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90-09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9.086944" calcext:value-type="float">
            <text:p>89.086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89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2.23248" calcext:value-type="float">
            <text:p>92.23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86-11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15528" calcext:value-type="float">
            <text:p>84.15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81-1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14336" calcext:value-type="float">
            <text:p>58.314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81-03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903344" calcext:value-type="float">
            <text:p>67.903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7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02952" calcext:value-type="float">
            <text:p>48.002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76-06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33544" calcext:value-type="float">
            <text:p>47.3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445803</text:p>
          </table:table-cell>
          <table:table-cell office:value-type="string" calcext:value-type="string">
            <text:p>1971-09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344" calcext:value-type="float">
            <text:p>46.63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01" meta:object-count="0"/>
    <meta:user-defined meta:name="AppVersion">3.0</meta:user-defined>
  </office:meta>
</office:document-meta>
</file>